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2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  <style:style style:name="ce1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ar_20_défaut">
      <style:table-cell-properties fo:wrap-option="wrap"/>
      <style:text-properties style:use-window-font-color="true" style:text-outline="false" style:text-line-through-style="none" style:text-line-through-type="none" style:font-name="Carlito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Par_20_défaut"/>
        <table:table-column table:style-name="co2" table:default-cell-style-name="Par_20_défaut"/>
        <table:table-column table:style-name="co3" table:number-columns-repeated="3" table:default-cell-style-name="Par_20_défaut"/>
        <table:table-column table:style-name="co4" table:default-cell-style-name="Par_20_défaut"/>
        <table:table-column table:style-name="co3" table:number-columns-repeated="16378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d</text:p>
          </table:table-cell>
          <table:table-cell table:style-name="ce3" office:value-type="string" calcext:value-type="string">
            <text:p>title </text:p>
          </table:table-cell>
          <table:table-cell table:style-name="ce3" office:value-type="string" calcext:value-type="string">
            <text:p>active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nk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eader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7?dir=/site-test/header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bout </text:p>
          </table:table-cell>
          <table:table-cell table:style-name="ce3" office:value-type="string" calcext:value-type="string">
            <text:p>A prop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<text:a xlink:href="https://inse35.frama.space/apps/files/files/2248?dir=/site-test/abou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ntact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94?dir=/site-test/contact" xlink:type="simple">Lien</text:a></text:p>
          </table:table-cell>
          <table:table-cell table:style-name="Par_20_défaut"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v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inse35.frama.space/apps/files/files/2249?dir=/site-test/event" xlink:type="simple">Lien</text:a></text:p>
          </table:table-cell>
          <table:table-cell table:style-name="Par_20_défau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c</text:p>
          </table:table-cell>
          <table:table-cell table:style-name="ce3" office:value-type="string" calcext:value-type="string">
            <text:p>Un tru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s</text:p>
          </table:table-cell>
          <table:table-cell/>
          <table:table-cell table:style-name="Par_20_défaut" table:number-columns-repeated="16378"/>
        </table:table-row>
        <table:table-row table:style-name="ro1" table:number-rows-repeated="1048569">
          <table:table-cell table:number-columns-repeated="6"/>
          <table:table-cell table:style-name="Par_20_défaut" table:number-columns-repeated="16378"/>
        </table:table-row>
        <table:table-row table:style-name="ro1">
          <table:table-cell table:number-columns-repeated="6"/>
          <table:table-cell table:style-name="Par_20_défau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Carlito1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6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23:37:10.682088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08:09.068837082</meta:creation-date>
    <dc:date>2025-11-25T22:27:30.118227332</dc:date>
    <meta:editing-duration>PT1H19M15S</meta:editing-duration>
    <meta:editing-cycles>3</meta:editing-cycles>
    <meta:generator>Collabora_Office/25.04.4.2$Linux_X86_64 LibreOffice_project/bac909971af4c6e920008f7c0c3d0cf2afeca619</meta:generator>
    <meta:document-statistic meta:table-count="1" meta:cell-count="32" meta:object-count="0"/>
  </office:meta>
</office:document-meta>
</file>